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6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10-14 13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4-01 12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5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10-16 15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4-11 14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4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10-30 14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3-28 16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2-11 19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3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2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2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2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2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2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2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2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2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2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2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2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2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2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2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2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2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2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2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2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2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2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2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2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2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2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2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2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2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2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2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2-11-29 14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2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2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2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2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2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2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2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2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2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2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2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2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2-11-16 15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2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2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2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2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2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2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2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2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2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2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2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2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2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2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2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2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2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2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2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2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2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2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2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2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2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2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2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2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2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2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2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2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2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2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2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2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2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2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2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2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2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2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2-10-0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2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2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2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2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2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2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2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2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2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2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2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2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2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2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2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2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2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2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2-09-12 15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5713088284701</text:p>
          </table:table-cell>
          <table:table-cell office:value-type="string" calcext:value-type="string">
            <text:p>2012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709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406" meta:object-count="0"/>
    <meta:user-defined meta:name="AppVersion">3.0</meta:user-defined>
  </office:meta>
</office:document-meta>
</file>